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707cm" style:rel-column-width="968*"/>
    </style:style>
    <style:style style:name="Таблица3.B" style:family="table-column">
      <style:table-column-properties style:column-width="5.292cm" style:rel-column-width="3000*"/>
    </style:style>
    <style:style style:name="Таблица3.C" style:family="table-column">
      <style:table-column-properties style:column-width="6.398cm" style:rel-column-width="3627*"/>
    </style:style>
    <style:style style:name="Таблица3.D" style:family="table-column">
      <style:table-column-properties style:column-width="3.104cm" style:rel-column-width="176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paragraph-rsid="0040d5d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fo:font-weight="normal" officeooo:paragraph-rsid="003e021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1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style:writing-mode="lr-tb"/>
      <style:text-properties style:font-name="Times New Roman" fo:font-size="14pt" fo:language="ru" fo:country="RU" officeooo:rsid="003e8a9a" officeooo:paragraph-rsid="003e8a9a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Text_20_body">
      <style:text-properties fo:color="#ff0000" officeooo:rsid="00136246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weight="normal" officeooo:rsid="003e0218" officeooo:paragraph-rsid="003e0218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20" style:family="paragraph" style:parent-style-name="Standard">
      <style:text-properties fo:language="ru" fo:country="RU" style:language-asian="ru" style:country-asian="RU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fo:color="#ce9178" style:font-name="Droid Sans Mono" fo:font-size="10.5pt" fo:font-weight="bold" officeooo:rsid="0042cb9e" officeooo:paragraph-rsid="0042cb9e" fo:background-color="#1e1e1e" style:font-weight-asian="bold" style:font-weight-complex="bold"/>
    </style:style>
    <style:style style:name="P22" style:family="paragraph" style:parent-style-name="Standard">
      <style:text-properties style:font-name="Courier New1" fo:font-size="12pt" style:font-size-asian="12pt" style:font-size-complex="12pt"/>
    </style:style>
    <style:style style:name="P23" style:family="paragraph" style:parent-style-name="Standard">
      <style:paragraph-properties style:writing-mode="lr-tb"/>
      <style:text-properties fo:language="ru" fo:country="RU" style:language-asian="ru" style:country-asian="RU" style:language-complex="ar" style:country-complex="SA"/>
    </style:style>
    <style:style style:name="P24" style:family="paragraph" style:parent-style-name="Standard">
      <style:paragraph-properties style:writing-mode="lr-tb"/>
      <style:text-properties style:font-name="Times New Roman" fo:font-size="14pt" fo:language="ru" fo:country="RU" officeooo:rsid="003e8a9a" officeooo:paragraph-rsid="003e8a9a" style:font-size-asian="14pt" style:language-asian="ru" style:country-asian="RU" style:font-name-complex="Times New Roman5" style:font-size-complex="12pt" style:language-complex="ar" style:country-complex="SA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ff0000" officeooo:rsid="0014324b" officeooo:paragraph-rsid="0014324b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42cb9e" officeooo:paragraph-rsid="0042cb9e" style:font-weight-asian="bold" style:font-weight-complex="bold"/>
    </style:style>
    <style:style style:name="P27" style:family="paragraph" style:parent-style-name="Text_20_body">
      <style:text-properties officeooo:paragraph-rsid="003724e9"/>
    </style:style>
    <style:style style:name="P28" style:family="paragraph" style:parent-style-name="Heading_20_1">
      <style:paragraph-properties fo:text-align="center" style:justify-single-word="false"/>
      <style:text-properties fo:font-weight="bold" officeooo:rsid="0042cb9e" officeooo:paragraph-rsid="0042cb9e" style:font-weight-asian="bold" style:font-weight-complex="bold"/>
    </style:style>
    <style:style style:name="P29" style:family="paragraph" style:parent-style-name="Heading_20_1">
      <style:text-properties officeooo:paragraph-rsid="003724e9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42cb9e" officeooo:paragraph-rsid="0042cb9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rsid="00436b4d" officeooo:paragraph-rsid="00436b4d" style:font-size-asian="12pt" style:font-name-complex="Times New Roman5" style:font-size-complex="12pt"/>
    </style:style>
    <style:style style:name="P33" style:family="paragraph" style:parent-style-name="Table_20_Contents" style:list-style-name="L1">
      <loext:graphic-properties draw:fill="none"/>
      <style:paragraph-properties fo:margin-left="0cm" fo:margin-right="0cm" fo:line-height="10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rsid="00436b4d" officeooo:paragraph-rsid="00436b4d" style:font-size-asian="12pt" style:font-name-complex="Times New Roman5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36" style:family="paragraph" style:parent-style-name="Table_20_Contents" style:list-style-name="L1">
      <loext:graphic-properties draw:fill="none"/>
      <style:paragraph-properties fo:margin-left="0cm" fo:margin-right="0cm" fo:line-height="100%" fo:text-align="start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37" style:family="paragraph" style:parent-style-name="Table">
      <style:paragraph-properties fo:margin-left="0cm" fo:margin-right="0cm" fo:line-height="100%" fo:text-align="justify" style:justify-single-word="false" fo:text-indent="0cm" style:auto-text-indent="false" fo:keep-with-next="always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3e0218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style="normal" officeooo:rsid="0013624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" style:family="text">
      <style:text-properties style:font-name="Times New Roman" fo:font-size="14pt" fo:language="ru" fo:country="RU" fo:font-style="normal" officeooo:rsid="004055e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" style:family="text">
      <style:text-properties style:font-name="Times New Roman" fo:font-size="14pt" fo:language="ru" fo:country="RU" fo:font-style="normal" officeooo:rsid="0040d5d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officeooo:rsid="003c0d8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style:font-name="Times New Roman" fo:font-size="14pt" fo:language="ru" fo:country="RU" officeooo:rsid="003c0d8b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officeooo:rsid="0014324b"/>
    </style:style>
    <style:style style:name="T15" style:family="text">
      <style:text-properties fo:language="ru" fo:country="RU" style:language-asian="ru" style:country-asian="RU" style:language-complex="ar" style:country-complex="SA"/>
    </style:style>
    <style:style style:name="T16" style:family="text">
      <style:text-properties fo:language="ru" fo:country="RU" officeooo:rsid="003e8a9a" style:language-asian="ru" style:country-asian="RU" style:language-complex="ar" style:country-complex="SA"/>
    </style:style>
    <style:style style:name="T17" style:family="text">
      <style:text-properties fo:language="ru" fo:country="RU" officeooo:rsid="0042cb9e"/>
    </style:style>
    <style:style style:name="T18" style:family="text">
      <style:text-properties officeooo:rsid="003c0d8b"/>
    </style:style>
    <style:style style:name="T19" style:family="text">
      <style:text-properties officeooo:rsid="004055e1"/>
    </style:style>
    <style:style style:name="T20" style:family="text">
      <style:text-properties officeooo:rsid="0042cb9e"/>
    </style:style>
    <style:style style:name="T21" style:family="text">
      <style:text-properties style:font-name="Courier New1" fo:font-size="12pt" fo:language="ru" fo:country="RU" fo:font-style="normal" officeooo:rsid="00136246" style:font-size-asian="12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22" style:family="text">
      <style:text-properties style:font-name="Courier New1" fo:font-size="12pt" fo:language="ru" fo:country="RU" style:font-size-asian="12pt" style:language-asian="ru" style:country-asian="RU" style:font-size-complex="12pt" style:language-complex="ar" style:country-complex="SA"/>
    </style:style>
    <style:style style:name="T23" style:family="text">
      <style:text-properties style:font-name="Courier New1" fo:font-size="12pt" fo:language="ru" fo:country="RU" officeooo:rsid="003e8a9a" style:font-size-asian="12pt" style:language-asian="ru" style:country-asian="RU" style:font-size-complex="12pt" style:language-complex="ar" style:country-complex="SA"/>
    </style:style>
    <style:style style:name="T24" style:family="text">
      <style:text-properties style:font-name="Courier New1" fo:font-size="12pt" fo:language="ru" fo:country="RU" officeooo:rsid="003e0218" style:font-size-asian="12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style:font-name="Courier New1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5">Кафедра МО ЭВМ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Book_20_Title"><text:span text:style-name="T1">отчет</text:span></text:span></text:p>
      <text:p text:style-name="P6"><text:span text:style-name="T2">по лабораторной работе</text:span><text:span text:style-name="T8"> </text:span><text:span text:style-name="T9">№</text:span><text:span text:style-name="T10">1</text:span></text:p>
      <text:p text:style-name="P6"><text:span text:style-name="T2">по дисциплине </text:span><text:span text:style-name="T9">«</text:span><text:span text:style-name="T11">АиСД</text:span><text:span text:style-name="T9">»</text:span></text:p>
      <text:p text:style-name="P6"><text:span text:style-name="Book_20_Title"><text:span text:style-name="T12">Тема: </text:span></text:span><text:span text:style-name="Book_20_Title"><text:span text:style-name="T13">Программирование рекурсивных алгоритмов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 <text:span text:style-name="T18">930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4">Емельянов С.А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4">Филатов А.Ю.</text:p>
          </table:table-cell>
        </table:table-row>
      </table:table>
      <text:p text:style-name="P4"/>
      <text:p text:style-name="P4"/>
      <text:p text:style-name="P4">Санкт-Петербург</text:p>
      <text:p text:style-name="P9">20<text:span text:style-name="T18">20</text:span></text:p>
      <text:h text:style-name="P31" text:outline-level="2">Цель работы.</text:h>
      <text:p text:style-name="P17"><text:span text:style-name="T7"><text:tab/></text:span>Создание рекурсивного алгоритма для анализа понятия «скобки», дальнейшее тестирование программы.</text:p>
      <text:p text:style-name="Text_20_body"/>
      <text:h text:style-name="Heading_20_2" text:outline-level="2">Задание.</text:h>
      <text:p text:style-name="P20">Вариант 6</text:p>
      <text:p text:style-name="P20">Построить синтаксический анализатор для понятия «простое выражение»:</text:p>
      <text:p text:style-name="P20">простое_выражение::=простой_идентификатор|(простое_выражение знак_операции простое_выражение)</text:p>
      <text:p text:style-name="P20">простой_идентификатор::= буква</text:p>
      <text:p text:style-name="P20">знак_операции:: = – | + | *</text:p>
      <text:p text:style-name="P10"/>
      <text:h text:style-name="Heading_20_2" text:outline-level="2">Основные теоретические положения.</text:h>
      <text:p text:style-name="P23">Рекурсивным называется объект, содержащий сам себя или определенный с помощью самого себя. 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 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 Многие известные функции могут быть определены рекурсивно. Например факториал, который присутствует практически во всех учебниках по программированию, а также наибольший общий делитель, числа Фибоначчи, степенная функция и др.</text:p>
      <text:p text:style-name="P11"/>
      <text:h text:style-name="Heading_20_2" text:outline-level="2"><text:soft-page-break/>Выполнение работы.</text:h>
      <text:p text:style-name="P19">Для решения поставленной задачи была разработана программа в среде Visual Studio Code на языке C++. </text:p>
      <text:p text:style-name="P8"><text:span text:style-name="T24">int main()</text:span><text:span text:style-name="T3"> – в данной функции считывается введенное с консоли пользователем имя файла, в случае, если файл с таким именем существует, то будет происходить последовательное считывание строк из файла, к каждой из строк будет применяться функция </text:span><text:span text:style-name="T25">SimpleExpression</text:span><text:span text:style-name="T3">, также будет выводиться информация о том, является ли строка «скобками», или же нет. </text:span></text:p>
      <text:p text:style-name="P14"><text:span text:style-name="T15">Bool </text:span><text:span text:style-name="T22">SimpleExpression(string &amp;line, int&amp; cur, int depth)</text:span><text:span text:style-name="T15"> – функция п принимает на вход </text:span><text:span text:style-name="T16">3</text:span><text:span text:style-name="T15"> аргумента: текущую строку, текущий индекс элемента строки, глубину вызова рекурсии. Возвращает </text:span><text:span text:style-name="T22">true</text:span><text:span text:style-name="T15"> в случае, если строка – это «</text:span><text:span text:style-name="T16">простое выражение</text:span><text:span text:style-name="T15">», иначе </text:span><text:span text:style-name="T22">false</text:span><text:span text:style-name="T15">.</text:span></text:p>
      <text:p text:style-name="P14"><text:span text:style-name="T23">v</text:span><text:span text:style-name="T22">oid PrettyPrint(int&amp; len)</text:span><text:span text:style-name="T15"> – печатает отступ из символов «</text:span><text:span text:style-name="T16">~</text:span><text:span text:style-name="T15">», количество символов равно глубине рекурсии.</text:span></text:p>
      <text:p text:style-name="P14"><text:span text:style-name="T22">void Error()</text:span><text:span text:style-name="T15"> – </text:span><text:span text:style-name="T16">печатает сообщение об ошибке. </text:span></text:p>
      <text:p text:style-name="P15">Исходный код программы представлен в приложении А. <text:span text:style-name="T19">Результаты тестирования приведены в приложении А. </text:span></text:p>
      <text:p text:style-name="P15"/>
      <text:h text:style-name="Heading_20_2" text:outline-level="2">Выводы.</text:h>
      <text:p text:style-name="P7"><text:span text:style-name="T4">Была реализована программа, включающая в себя рекурсивную функцию</text:span><text:span text:style-name="T15"> </text:span><text:span text:style-name="T22">SimpleExpression</text:span><text:span text:style-name="T15"> </text:span><text:span text:style-name="T4">для синтаксического анализа выражения «</text:span><text:span text:style-name="T5">простое выражение</text:span><text:span text:style-name="T4">». Также было проведено тестирование программы. Были удовлетворены следующие требования: информация на вход подается из файла, выводятся сообщения о начале и конце вызова функции </text:span><text:span text:style-name="T21">SimpleExpression</text:span><text:span text:style-name="T4"> с отступами, соответствующими глубине рекурсии, </text:span><text:span text:style-name="T6">результаты</text:span><text:span text:style-name="T4"> работы программы и все сообщения выводятся в консоль.</text:span></text:p>
      <text:p text:style-name="Standard"/>
      <text:p text:style-name="P16"/>
      <text:h text:style-name="P30" text:outline-level="1">Приложение А</text:h>
      <text:h text:style-name="P28" text:outline-level="1">ИСХОДНЫЙ КОД программы</text:h>
      <text:p text:style-name="P22">#include &lt;iostream&gt;</text:p>
      <text:p text:style-name="P22">#include &lt;fstream&gt;</text:p>
      <text:p text:style-name="P22">#include &lt;string&gt;</text:p>
      <text:p text:style-name="P22">#include &lt;cctype&gt;</text:p>
      <text:p text:style-name="P22">using namespace std;</text:p>
      <text:p text:style-name="P22"/>
      <text:p text:style-name="P22">void PrettyPrint(int &amp;len){</text:p>
      <text:p text:style-name="P22"><text:s text:c="4"/>for (int i = 0; i &lt; len; i++){</text:p>
      <text:p text:style-name="P22"><text:s text:c="8"/>cout &lt;&lt; "~";</text:p>
      <text:p text:style-name="P22"><text:s text:c="4"/>}</text:p>
      <text:p text:style-name="P22">}</text:p>
      <text:p text:style-name="P22"/>
      <text:p text:style-name="P22">void Error(){</text:p>
      <text:p text:style-name="P22"><text:s text:c="4"/>cout &lt;&lt; "String contains extra - or incorrect characters!\n";</text:p>
      <text:p text:style-name="P22">} </text:p>
      <text:p text:style-name="P22"/>
      <text:p text:style-name="P22">bool sign ( char c){</text:p>
      <text:p text:style-name="P22"><text:s text:c="4"/>return (c == '+' )|| (c == '*' )|| (c == '-');</text:p>
      <text:p text:style-name="P22">}</text:p>
      <text:p text:style-name="P22"/>
      <text:p text:style-name="P22">bool SimpleExpression(string &amp;line, int&amp; cur, int depth){</text:p>
      <text:p text:style-name="P22"><text:s text:c="4"/>PrettyPrint(depth);</text:p>
      <text:p text:style-name="P22"><text:s text:c="4"/>cout &lt;&lt; "Start" &lt;&lt; endl;</text:p>
      <text:p text:style-name="P22"><text:s text:c="4"/>if (isalpha(line[cur])||line[cur] == '('|| line[cur] == ')'||(sign(line[cur])&amp;&amp;cur &gt; 0)){</text:p>
      <text:p text:style-name="P22"><text:s text:c="8"/>if (cur&gt;0){</text:p>
      <text:p text:style-name="P22"><text:s text:c="12"/>if((sign(line[cur])&amp;&amp;line[cur-1]== ')')||(sign(line[cur])&amp;&amp;isalpha(line[cur-1]))){</text:p>
      <text:p text:style-name="P22"><text:s text:c="16"/>PrettyPrint(depth);</text:p>
      <text:p text:style-name="P22"><text:s text:c="16"/>cout &lt;&lt; "End" &lt;&lt; endl;</text:p>
      <text:p text:style-name="P22"><text:s text:c="16"/>return true;</text:p>
      <text:p text:style-name="P22"><text:soft-page-break/><text:s text:c="12"/>}</text:p>
      <text:p text:style-name="P22"><text:s text:c="8"/>}</text:p>
      <text:p text:style-name="P22"><text:s text:c="8"/>if(isalpha(line[cur])){</text:p>
      <text:p text:style-name="P22"><text:s text:c="12"/>if (cur&gt;0){</text:p>
      <text:p text:style-name="P22"><text:s text:c="16"/>if(isalpha(line[cur-1])&amp;&amp;isalpha(line[cur])){</text:p>
      <text:p text:style-name="P22"><text:s text:c="20"/>PrettyPrint(depth);</text:p>
      <text:p text:style-name="P22"><text:s text:c="20"/>cout &lt;&lt; "End" &lt;&lt; endl;</text:p>
      <text:p text:style-name="P22"><text:s text:c="20"/>return false;</text:p>
      <text:p text:style-name="P22"><text:s text:c="16"/>}</text:p>
      <text:p text:style-name="P22"><text:s text:c="12"/>}</text:p>
      <text:p text:style-name="P22"><text:s text:c="12"/>PrettyPrint(depth);</text:p>
      <text:p text:style-name="P22"><text:s text:c="12"/>cout &lt;&lt; "End" &lt;&lt; endl;</text:p>
      <text:p text:style-name="P22"><text:s text:c="12"/>return true; <text:s text:c="7"/></text:p>
      <text:p text:style-name="P22"><text:s text:c="8"/>}</text:p>
      <text:p text:style-name="P22"><text:s text:c="8"/>else if(line[cur] == '('){</text:p>
      <text:p text:style-name="P22"><text:s text:c="12"/>cur++;</text:p>
      <text:p text:style-name="P22"><text:s text:c="12"/>if(SimpleExpression(line, cur, depth+1)){</text:p>
      <text:p text:style-name="P22"><text:s text:c="16"/>cur++;</text:p>
      <text:p text:style-name="P22"><text:s text:c="16"/>if(SimpleExpression(line, cur, depth+1)){</text:p>
      <text:p text:style-name="P22"><text:s text:c="20"/>cur++;</text:p>
      <text:p text:style-name="P22"><text:s text:c="20"/>if(SimpleExpression(line, cur, depth+1)){</text:p>
      <text:p text:style-name="P22"><text:s text:c="24"/>cur++;</text:p>
      <text:p text:style-name="P22"><text:s text:c="24"/>if (line[cur] == ')'){</text:p>
      <text:p text:style-name="P22"><text:s text:c="28"/>PrettyPrint(depth);</text:p>
      <text:p text:style-name="P22"><text:s text:c="28"/>cout &lt;&lt; "End" &lt;&lt; endl;</text:p>
      <text:p text:style-name="P22"><text:s text:c="28"/>return true;</text:p>
      <text:p text:style-name="P22"><text:s text:c="24"/>}</text:p>
      <text:p text:style-name="P22"><text:s text:c="24"/>else{</text:p>
      <text:p text:style-name="P22"><text:s text:c="28"/>Error();</text:p>
      <text:p text:style-name="P22"><text:s text:c="28"/>PrettyPrint(depth);</text:p>
      <text:p text:style-name="P22"><text:s text:c="28"/>cout &lt;&lt; "End" &lt;&lt; endl;</text:p>
      <text:p text:style-name="P22"><text:s text:c="28"/>return false;</text:p>
      <text:p text:style-name="P22"><text:soft-page-break/><text:s text:c="24"/>}</text:p>
      <text:p text:style-name="P22"><text:s text:c="20"/>}</text:p>
      <text:p text:style-name="P22"><text:s text:c="20"/>else{</text:p>
      <text:p text:style-name="P22"><text:s text:c="24"/>Error();</text:p>
      <text:p text:style-name="P22"><text:s text:c="24"/>PrettyPrint(depth);</text:p>
      <text:p text:style-name="P22"><text:s text:c="24"/>cout &lt;&lt; "End" &lt;&lt; endl;</text:p>
      <text:p text:style-name="P22"><text:s text:c="24"/>return false;</text:p>
      <text:p text:style-name="P22"><text:s text:c="20"/>}</text:p>
      <text:p text:style-name="P22"/>
      <text:p text:style-name="P22"><text:s text:c="16"/>}</text:p>
      <text:p text:style-name="P22"><text:s text:c="16"/>else{</text:p>
      <text:p text:style-name="P22"><text:s text:c="20"/>Error();</text:p>
      <text:p text:style-name="P22"><text:s text:c="20"/>PrettyPrint(depth);</text:p>
      <text:p text:style-name="P22"><text:s text:c="20"/>cout &lt;&lt; "End" &lt;&lt; endl;</text:p>
      <text:p text:style-name="P22"><text:s text:c="20"/>return false;</text:p>
      <text:p text:style-name="P22"><text:s text:c="16"/>}</text:p>
      <text:p text:style-name="P22"/>
      <text:p text:style-name="P22"/>
      <text:p text:style-name="P22"><text:s text:c="12"/>}</text:p>
      <text:p text:style-name="P22"><text:s text:c="12"/>else{</text:p>
      <text:p text:style-name="P22"><text:s text:c="16"/>Error();</text:p>
      <text:p text:style-name="P22"><text:s text:c="16"/>PrettyPrint(depth);</text:p>
      <text:p text:style-name="P22"><text:s text:c="16"/>cout &lt;&lt; "End" &lt;&lt; endl;</text:p>
      <text:p text:style-name="P22"><text:s text:c="16"/>return false;</text:p>
      <text:p text:style-name="P22"><text:s text:c="12"/>}</text:p>
      <text:p text:style-name="P22"/>
      <text:p text:style-name="P22"><text:s text:c="8"/>}</text:p>
      <text:p text:style-name="P22"><text:s text:c="8"/>else{</text:p>
      <text:p text:style-name="P22"><text:s text:c="12"/>Error();</text:p>
      <text:p text:style-name="P22"><text:s text:c="12"/>PrettyPrint(depth);</text:p>
      <text:p text:style-name="P22"><text:s text:c="12"/>cout &lt;&lt; "End" &lt;&lt; endl;</text:p>
      <text:p text:style-name="P22"><text:s text:c="12"/>return false;</text:p>
      <text:p text:style-name="P22"><text:s text:c="8"/>}</text:p>
      <text:p text:style-name="P22"/>
      <text:p text:style-name="P22"><text:soft-page-break/><text:s text:c="4"/>}</text:p>
      <text:p text:style-name="P22"><text:s text:c="4"/>else{</text:p>
      <text:p text:style-name="P22"><text:s text:c="8"/>Error();</text:p>
      <text:p text:style-name="P22"><text:s text:c="8"/>PrettyPrint(depth);</text:p>
      <text:p text:style-name="P22"><text:s text:c="8"/>cout &lt;&lt; "End" &lt;&lt; endl;</text:p>
      <text:p text:style-name="P22"><text:s text:c="8"/>return false;</text:p>
      <text:p text:style-name="P22"><text:s text:c="4"/>}</text:p>
      <text:p text:style-name="P22"/>
      <text:p text:style-name="P22">}</text:p>
      <text:p text:style-name="P22"/>
      <text:p text:style-name="P22">int main(){</text:p>
      <text:p text:style-name="P22"><text:s text:c="4"/>string file_name;</text:p>
      <text:p text:style-name="P22"><text:s text:c="4"/>cout &lt;&lt; "Enter the name of an input file: " &lt;&lt; endl;</text:p>
      <text:p text:style-name="P22"><text:s text:c="4"/>getline(cin, file_name);</text:p>
      <text:p text:style-name="P22"><text:s text:c="4"/>ifstream input(file_name);</text:p>
      <text:p text:style-name="P22"><text:s text:c="4"/>if (!input){</text:p>
      <text:p text:style-name="P22"><text:s text:c="8"/>cout &lt;&lt; "You haven't entered correct input file." &lt;&lt; endl;</text:p>
      <text:p text:style-name="P22"><text:s text:c="4"/>}</text:p>
      <text:p text:style-name="P22"><text:s text:c="4"/>else{</text:p>
      <text:p text:style-name="P22"><text:s text:c="8"/>cout &lt;&lt; "Simple expression analyser: " &lt;&lt; endl;</text:p>
      <text:p text:style-name="P22"><text:s text:c="8"/>string line;</text:p>
      <text:p text:style-name="P22"><text:s text:c="8"/>while(getline(input, line)){</text:p>
      <text:p text:style-name="P22"><text:s text:c="12"/>int len = line.length();</text:p>
      <text:p text:style-name="P22"><text:s text:c="12"/>int cur = 0;</text:p>
      <text:p text:style-name="P22"><text:s text:c="12"/>bool flag = SimpleExpression(line, cur, 1);</text:p>
      <text:p text:style-name="P22"><text:s text:c="12"/>if (flag &amp;&amp; (cur == (len - 1))){</text:p>
      <text:p text:style-name="P22"><text:s text:c="16"/>cout &lt;&lt; "This is simple expression: ";</text:p>
      <text:p text:style-name="P22"><text:s text:c="16"/>cout &lt;&lt; line &lt;&lt; endl;</text:p>
      <text:p text:style-name="P22"><text:s text:c="16"/>cout&lt;&lt;"-------------------------------------------------------------------------------------"&lt;&lt;endl; </text:p>
      <text:p text:style-name="P22"><text:s text:c="12"/>}</text:p>
      <text:p text:style-name="P22"><text:s text:c="12"/>else if(line[cur] == ')'||cur == 0){</text:p>
      <text:p text:style-name="P22"><text:s text:c="16"/>Error();</text:p>
      <text:p text:style-name="P22"><text:soft-page-break/><text:s text:c="16"/>cout &lt;&lt; "This is not simple expression: ";</text:p>
      <text:p text:style-name="P22"><text:s text:c="16"/>cout &lt;&lt; line &lt;&lt; endl;</text:p>
      <text:p text:style-name="P22"><text:s text:c="16"/>cout&lt;&lt;"простое_выражение::=простой_идентификатор|(простое_выражение знак_операции простое_выражение)\n";</text:p>
      <text:p text:style-name="P22"><text:s text:c="16"/>cout&lt;&lt;"простой_идентификатор::= буква\n";</text:p>
      <text:p text:style-name="P22"><text:s text:c="16"/>cout&lt;&lt;"знак_операции:: = – | + | *\n";</text:p>
      <text:p text:style-name="P22"><text:s text:c="16"/>cout&lt;&lt;"-------------------------------------------------------------------------------------"&lt;&lt;endl; <text:s text:c="14"/></text:p>
      <text:p text:style-name="P22"><text:s text:c="12"/>}</text:p>
      <text:p text:style-name="P22"><text:s text:c="12"/>else{</text:p>
      <text:p text:style-name="P22"><text:s text:c="16"/>cout &lt;&lt; "This is not simple expression: ";</text:p>
      <text:p text:style-name="P22"><text:s text:c="16"/>cout &lt;&lt; line &lt;&lt; endl;</text:p>
      <text:p text:style-name="P22"><text:s text:c="16"/>cout&lt;&lt;"простое_выражение::=простой_идентификатор|(простое_выражение знак_операции простое_выражение)\n";</text:p>
      <text:p text:style-name="P22"><text:s text:c="16"/>cout&lt;&lt;"простой_идентификатор::= буква\n";</text:p>
      <text:p text:style-name="P22"><text:s text:c="16"/>cout&lt;&lt;"знак_операции:: = – | + | *\n";</text:p>
      <text:p text:style-name="P22"><text:s text:c="16"/>cout&lt;&lt;"-------------------------------------------------------------------------------------"&lt;&lt;endl; </text:p>
      <text:p text:style-name="P22"><text:s text:c="12"/>}</text:p>
      <text:p text:style-name="P22"><text:s text:c="8"/>}</text:p>
      <text:p text:style-name="P22"><text:s text:c="4"/>}</text:p>
      <text:p text:style-name="P22"><text:s text:c="4"/>return 0; </text:p>
      <text:p text:style-name="P22">}</text:p>
      <text:p text:style-name="P21"/>
      <text:p text:style-name="P21"/>
      <text:p text:style-name="P21"/>
      <text:p text:style-name="P12"/>
      <text:p text:style-name="P26"/>
      <text:h text:style-name="P29" text:outline-level="1"/>
      <text:p text:style-name="P27"/>
      <text:p text:style-name="P27"/>
      <text:h text:style-name="P29" text:outline-level="1"><text:soft-page-break/>Приложение <text:span text:style-name="T20">Б</text:span><text:line-break/>Тестирование</text:h>
      <text:p text:style-name="P37">Таблица <text:span text:style-name="T17">Б</text:span><text:span text:style-name="T14">.1</text:span> - Примеры тестовых случае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34">№ п/п</text:p>
          </table:table-cell>
          <table:table-cell table:style-name="Таблица3.A1" office:value-type="string">
            <text:p text:style-name="P34">Входные данные</text:p>
          </table:table-cell>
          <table:table-cell table:style-name="Таблица3.A1" office:value-type="string">
            <text:p text:style-name="P34">Выходные данные</text:p>
          </table:table-cell>
          <table:table-cell table:style-name="Таблица3.D1" office:value-type="string">
            <text:p text:style-name="P34">Комментарии</text:p>
          </table:table-cell>
        </table:table-row>
        <table:table-row>
          <table:table-cell table:style-name="Таблица3.A2" office:value-type="string">
            <text:list xml:id="list3416469496" text:style-name="L1">
              <text:list-item>
                <text:p text:style-name="P36"/>
              </text:list-item>
            </text:list>
          </table:table-cell>
          <table:table-cell table:style-name="Таблица3.A2" office:value-type="string">
            <text:p text:style-name="P32">A</text:p>
          </table:table-cell>
          <table:table-cell table:style-name="Таблица3.A2" office:value-type="string">
            <text:p text:style-name="P35">~Start</text:p>
            <text:p text:style-name="P35">~End</text:p>
            <text:p text:style-name="P35">This is simple expression: A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  <table:table-row>
          <table:table-cell table:style-name="Таблица3.A2" office:value-type="string">
            <text:list xml:id="list160012305827448" text:continue-numbering="true" text:style-name="L1">
              <text:list-item>
                <text:p text:style-name="P36"/>
              </text:list-item>
            </text:list>
          </table:table-cell>
          <table:table-cell table:style-name="Таблица3.A2" office:value-type="string">
            <text:p text:style-name="P35">)))))</text:p>
          </table:table-cell>
          <table:table-cell table:style-name="Таблица3.A2" office:value-type="string">
            <text:p text:style-name="P35">~Start</text:p>
            <text:p text:style-name="P35">String contains extra - or incorrect characters!</text:p>
            <text:p text:style-name="P35">~End</text:p>
            <text:p text:style-name="P35">String contains extra - or incorrect characters!</text:p>
            <text:p text:style-name="P35">This is not simple expression: )))))</text:p>
            <text:p text:style-name="P35">простое_выражение::=простой_идентификатор|(простое_выражение знак_операции простое_выражение)</text:p>
            <text:p text:style-name="P35">простой_идентификатор::= буква</text:p>
            <text:p text:style-name="P35">знак_операции:: = – | + | *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  <table:table-row>
          <table:table-cell table:style-name="Таблица3.A2" office:value-type="string">
            <text:list xml:id="list160011407793915" text:continue-numbering="true" text:style-name="L1">
              <text:list-item>
                <text:p text:style-name="P36"/>
              </text:list-item>
            </text:list>
          </table:table-cell>
          <table:table-cell table:style-name="Таблица3.A2" office:value-type="string">
            <text:p text:style-name="P35">+((((a+b)+(a+b))+a)+(a+b))</text:p>
          </table:table-cell>
          <table:table-cell table:style-name="Таблица3.A2" office:value-type="string">
            <text:p text:style-name="P35">~Start</text:p>
            <text:p text:style-name="P35">String contains extra - or incorrect characters!</text:p>
            <text:p text:style-name="P35">~End</text:p>
            <text:p text:style-name="P35">String contains extra - or incorrect characters!</text:p>
            <text:p text:style-name="P35">This is not simple expression: +((((a+b)+(a+b))+a)+(a+b))</text:p>
            <text:p text:style-name="P35">простое_выражение::=простой_идентификатор|(простое_выражение знак_операции простое_выражение)</text:p>
            <text:p text:style-name="P35">простой_идентификатор::= буква</text:p>
            <text:p text:style-name="P35">знак_операции:: = – | + | *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  <table:table-row>
          <table:table-cell table:style-name="Таблица3.A2" office:value-type="string">
            <text:list xml:id="list160012598268519" text:continue-numbering="true" text:style-name="L1">
              <text:list-item>
                <text:p text:style-name="P33"/>
              </text:list-item>
            </text:list>
          </table:table-cell>
          <table:table-cell table:style-name="Таблица3.A2" office:value-type="string">
            <text:p text:style-name="P35"><text:s/>(ddfsd+dsgdsg+gdsgdsg)</text:p>
          </table:table-cell>
          <table:table-cell table:style-name="Таблица3.A2" office:value-type="string">
            <text:p text:style-name="P35">~Start</text:p>
            <text:p text:style-name="P35">~~Start</text:p>
            <text:p text:style-name="P35">~~End</text:p>
            <text:p text:style-name="P35">~~Start</text:p>
            <text:p text:style-name="P35">~~End</text:p>
            <text:p text:style-name="P35">String contains extra - or incorrect characters!</text:p>
            <text:p text:style-name="P35">~End</text:p>
            <text:p text:style-name="P35">This is not simple expression: (ddfsd+dsgdsg+gdsgdsg)</text:p>
            <text:p text:style-name="P35"><text:soft-page-break/>простое_выражение::=простой_идентификатор|(простое_выражение знак_операции простое_выражение)</text:p>
            <text:p text:style-name="P35">простой_идентификатор::= буква</text:p>
            <text:p text:style-name="P35">знак_операции:: = – | + | *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  <table:table-row>
          <table:table-cell table:style-name="Таблица3.A2" office:value-type="string">
            <text:list xml:id="list160012884140548" text:continue-numbering="true" text:style-name="L1">
              <text:list-item>
                <text:p text:style-name="P33"/>
              </text:list-item>
            </text:list>
          </table:table-cell>
          <table:table-cell table:style-name="Таблица3.A2" office:value-type="string">
            <text:p text:style-name="P35">(AAA)</text:p>
          </table:table-cell>
          <table:table-cell table:style-name="Таблица3.A2" office:value-type="string">
            <text:p text:style-name="P35">~Start</text:p>
            <text:p text:style-name="P35">~~Start</text:p>
            <text:p text:style-name="P35">~~End</text:p>
            <text:p text:style-name="P35">~~Start</text:p>
            <text:p text:style-name="P35">~~End</text:p>
            <text:p text:style-name="P35">String contains extra - or incorrect characters!</text:p>
            <text:p text:style-name="P35">~End</text:p>
            <text:p text:style-name="P35">This is not simple expression: (AAA)</text:p>
            <text:p text:style-name="P35">простое_выражение::=простой_идентификатор|(простое_выражение знак_операции простое_выражение)</text:p>
            <text:p text:style-name="P35">простой_идентификатор::= буква</text:p>
            <text:p text:style-name="P35">знак_операции:: = – | + | *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  <table:table-row>
          <table:table-cell table:style-name="Таблица3.A2" office:value-type="string">
            <text:list xml:id="list160011260018598" text:continue-numbering="true" text:style-name="L1">
              <text:list-item>
                <text:p text:style-name="P33"/>
              </text:list-item>
            </text:list>
          </table:table-cell>
          <table:table-cell table:style-name="Таблица3.A2" office:value-type="string">
            <text:p text:style-name="P35">(+++)</text:p>
          </table:table-cell>
          <table:table-cell table:style-name="Таблица3.A2" office:value-type="string">
            <text:p text:style-name="P35">~Start</text:p>
            <text:p text:style-name="P35">~~Start</text:p>
            <text:p text:style-name="P35">String contains extra - or incorrect characters!</text:p>
            <text:p text:style-name="P35">~~End</text:p>
            <text:p text:style-name="P35">String contains extra - or incorrect characters!</text:p>
            <text:p text:style-name="P35">~End</text:p>
            <text:p text:style-name="P35">This is not simple expression: (+++)</text:p>
            <text:p text:style-name="P35">простое_выражение::=простой_идентификатор|(простое_выражение знак_операции простое_выражение)</text:p>
            <text:p text:style-name="P35">простой_идентификатор::= буква</text:p>
            <text:p text:style-name="P35">знак_операции:: = – | + | *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  <table:table-row>
          <table:table-cell table:style-name="Таблица3.A2" office:value-type="string">
            <text:list xml:id="list160011887854448" text:continue-numbering="true" text:style-name="L1">
              <text:list-item>
                <text:p text:style-name="P33"/>
              </text:list-item>
            </text:list>
          </table:table-cell>
          <table:table-cell table:style-name="Таблица3.A2" office:value-type="string">
            <text:p text:style-name="P35">((((a+b)+(a+b))+a)+(a+b))</text:p>
          </table:table-cell>
          <table:table-cell table:style-name="Таблица3.A2" office:value-type="string">
            <text:p text:style-name="P35">~Start</text:p>
            <text:p text:style-name="P35">~~Start</text:p>
            <text:p text:style-name="P35">~~~Start</text:p>
            <text:p text:style-name="P35">~~~~Start</text:p>
            <text:p text:style-name="P35">~~~~~Start</text:p>
            <text:p text:style-name="P35">~~~~~End</text:p>
            <text:p text:style-name="P35">~~~~~Start</text:p>
            <text:p text:style-name="P35">~~~~~End</text:p>
            <text:p text:style-name="P35"><text:soft-page-break/>~~~~~Start</text:p>
            <text:p text:style-name="P35">~~~~~End</text:p>
            <text:p text:style-name="P35">~~~~End</text:p>
            <text:p text:style-name="P35">~~~~Start</text:p>
            <text:p text:style-name="P35">~~~~End</text:p>
            <text:p text:style-name="P35">~~~~Start</text:p>
            <text:p text:style-name="P35">~~~~~Start</text:p>
            <text:p text:style-name="P35">~~~~~End</text:p>
            <text:p text:style-name="P35">~~~~~Start</text:p>
            <text:p text:style-name="P35">~~~~~End</text:p>
            <text:p text:style-name="P35">~~~~~Start</text:p>
            <text:p text:style-name="P35">~~~~~End</text:p>
            <text:p text:style-name="P35">~~~~End</text:p>
            <text:p text:style-name="P35">~~~End</text:p>
            <text:p text:style-name="P35">~~~Start</text:p>
            <text:p text:style-name="P35">~~~End</text:p>
            <text:p text:style-name="P35">~~~Start</text:p>
            <text:p text:style-name="P35">~~~End</text:p>
            <text:p text:style-name="P35">~~End</text:p>
            <text:p text:style-name="P35">~~Start</text:p>
            <text:p text:style-name="P35">~~End</text:p>
            <text:p text:style-name="P35">~~Start</text:p>
            <text:p text:style-name="P35">~~~Start</text:p>
            <text:p text:style-name="P35">~~~End</text:p>
            <text:p text:style-name="P35">~~~Start</text:p>
            <text:p text:style-name="P35">~~~End</text:p>
            <text:p text:style-name="P35">~~~Start</text:p>
            <text:p text:style-name="P35">~~~End</text:p>
            <text:p text:style-name="P35">~~End</text:p>
            <text:p text:style-name="P35">~End</text:p>
            <text:p text:style-name="P35">This is simple expression: ((((a+b)+(a+b))+a)+(a+b))</text:p>
          </table:table-cell>
          <table:table-cell table:style-name="Таблица3.D2" office:value-type="string">
            <text:p text:style-name="P32">Программа работает исправно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3H45M57S</meta:editing-duration>
    <meta:editing-cycles>32</meta:editing-cycles>
    <meta:generator>LibreOffice/6.0.7.3$Linux_X86_64 LibreOffice_project/00m0$Build-3</meta:generator>
    <dc:date>2020-10-02T16:00:10.741534328</dc:date>
    <meta:document-statistic meta:table-count="2" meta:image-count="0" meta:object-count="0" meta:page-count="11" meta:paragraph-count="289" meta:word-count="1016" meta:character-count="9802" meta:non-whitespace-character-count="7380"/>
  </office:meta>
</office:document-meta>
</file>